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  <style:text-properties style:use-window-font-color="true" fo:font-weight="bold" officeooo:rsid="001e7cf8" officeooo:paragraph-rsid="001e7cf8" fo:background-color="transparent" style:font-weight-asian="bold" style:font-weight-complex="bold"/>
    </style:style>
    <style:style style:name="P2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officeooo:rsid="001b8ae1" officeooo:paragraph-rsid="001b8ae1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use-window-font-color="true" officeooo:rsid="001de096" officeooo:paragraph-rsid="001e7cf8" fo:background-color="transparent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use-window-font-color="true" officeooo:rsid="001e7cf8" officeooo:paragraph-rsid="001e7cf8" fo:background-color="transparent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use-window-font-color="true" officeooo:rsid="001facef" officeooo:paragraph-rsid="001facef" fo:background-color="transparen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use-window-font-color="true" fo:font-weight="normal" officeooo:rsid="001e7cf8" officeooo:paragraph-rsid="001e7cf8" fo:background-color="transparent" style:font-weight-asian="normal" style:font-weight-complex="normal"/>
    </style:style>
    <style:style style:name="T1" style:family="text">
      <style:text-properties officeooo:rsid="001de096"/>
    </style:style>
    <style:style style:name="T2" style:family="text">
      <style:text-properties officeooo:rsid="001e7c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esultat</text:p>
      <text:p text:style-name="P1">Ekvationslösningar</text:p>
      <text:p text:style-name="P4">Fourierkonvergens</text:p>
      <text:p text:style-name="P4">Komplexitet</text:p>
      <text:p text:style-name="P3"/>
      <text:p text:style-name="P1">Deltafunktionsapproximation – enkel linjär</text:p>
      <text:p text:style-name="P4">komplexitet</text:p>
      <text:p text:style-name="P1">fourierkonvergens</text:p>
      <text:p text:style-name="P5">Fouriermetoder är effektiva vid låg upplösning tack vare spektral konvergens, eller exponentiell konvergens, för släta/glatta funktioner. Det går att visa [REF] att c_k ~ |k|^-n för f ur C^(n-1).</text:p>
      <text:p text:style-name="P5">Med denna enklaste deltafunktions-utsmetning så bör fourier koefficienterna avta som |k|^-1, graf.</text:p>
      <text:p text:style-name="P5"/>
      <text:p text:style-name="P3"/>
      <text:p text:style-name="P3"/>
      <text:p text:style-name="Heading">Kvalitativa, makriskopiska fenomen</text:p>
      <text:p text:style-name="P4"><text:span text:style-name="T1">T ex Får vi en torus som splittras?</text:span></text:p>
      <text:list xml:id="list4140851533630998392" text:style-name="L1">
        <text:list-item>
          <text:list>
            <text:list-item>
              <text:list>
                <text:list-header>
                  <text:p text:style-name="P2"/>
                </text:list-header>
              </text:list>
            </text:list-item>
          </text:list>
        </text:list-item>
      </text:list>
      <text:p text:style-name="Heading"><text:span text:style-name="T2">Re</text:span>ferenser</text:p>
      <text:p text:style-name="P6">hubu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01:57:32.506151281</meta:creation-date>
    <dc:date>2015-03-26T02:38:01.926630838</dc:date>
    <meta:editing-duration>PT9M42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14" meta:word-count="64" meta:character-count="503" meta:non-whitespace-character-count="452"/>
  </office:meta>
</office:document-meta>
</file>